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B7DA4DD4BAECD386.jpg" manifest:media-type="image/jpeg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fo:min-height="0.527cm" fo:min-width="1.584cm" fo:wrap-option="wrap"/>
    </style:style>
    <style:style style:name="gr3" style:family="graphic" style:parent-style-name="standard">
      <style:graphic-properties draw:textarea-vertical-align="middle" draw:auto-grow-height="false" fo:min-height="0.527cm" fo:min-width="1.584cm" fo:wrap-option="wrap"/>
    </style:style>
    <style:style style:name="pr1" style:family="presentation" style:parent-style-name="Lights-title">
      <style:graphic-properties fo:min-height="8.416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-title">
      <style:graphic-properties draw:textarea-vertical-align="top" draw:auto-grow-height="true" fo:min-height="0cm"/>
      <style:paragraph-properties style:writing-mode="lr-tb"/>
    </style:style>
    <style:style style:name="pr5" style:family="presentation" style:parent-style-name="Lights-outline1" style:list-style-name="L1">
      <style:graphic-properties draw:fill="none" draw:opacity="100%" draw:auto-grow-height="true" draw:fit-to-size="false" style:shrink-to-fit="false" fo:min-height="0cm"/>
      <style:paragraph-properties style:writing-mode="lr-tb"/>
    </style:style>
    <style:style style:name="pr6" style:family="presentation" style:parent-style-name="Lights-outline1" style:list-style-name="L1">
      <style:graphic-properties draw:fill="none" draw:opacity="100%" draw:auto-grow-height="true" draw:fit-to-size="false" style:shrink-to-fit="false" fo:min-height="0cm"/>
      <style:paragraph-properties style:writing-mode="lr-tb"/>
    </style:style>
    <style:style style:name="pr7" style:family="presentation" style:parent-style-name="Lights-title" style:list-style-name="L1">
      <style:graphic-properties draw:textarea-vertical-align="top" draw:auto-grow-height="true" fo:min-height="0cm"/>
      <style:paragraph-properties style:writing-mode="lr-tb"/>
    </style:style>
    <style:style style:name="pr8" style:family="presentation" style:parent-style-name="Lights-subtitle">
      <style:graphic-properties draw:textarea-vertical-align="top" draw:auto-grow-height="true" fo:min-height="11.333cm"/>
      <style:paragraph-properties style:writing-mode="lr-tb"/>
    </style:style>
    <style:style style:name="pr9" style:family="presentation" style:parent-style-name="Lights-title" style:list-style-name="L1">
      <style:graphic-properties draw:textarea-vertical-align="top" draw:auto-grow-height="true" fo:min-height="0cm"/>
      <style:paragraph-properties style:writing-mode="lr-tb"/>
    </style:style>
    <style:style style:name="pr10" style:family="presentation" style:parent-style-name="Lights-subtitle">
      <style:graphic-properties draw:auto-grow-height="true" fo:min-height="6cm"/>
      <style:paragraph-properties style:writing-mode="lr-tb"/>
    </style:style>
    <style:style style:name="pr11" style:family="presentation" style:parent-style-name="Lights-title" style:list-style-name="L1">
      <style:graphic-properties draw:textarea-vertical-align="top" draw:auto-grow-height="true" fo:min-height="0cm"/>
      <style:paragraph-properties style:writing-mode="lr-tb"/>
    </style:style>
    <style:style style:name="pr12" style:family="presentation" style:parent-style-name="Lights-title" style:list-style-name="L1">
      <style:graphic-properties draw:textarea-vertical-align="top" draw:auto-grow-height="true" fo:min-height="0cm"/>
      <style:paragraph-properties style:writing-mode="lr-tb"/>
    </style:style>
    <style:style style:name="pr13" style:family="presentation" style:parent-style-name="Lights-title" style:list-style-name="L1">
      <style:graphic-properties draw:textarea-vertical-align="top" draw:auto-grow-height="true" fo:min-height="0cm"/>
      <style:paragraph-properties style:writing-mode="lr-tb"/>
    </style:style>
    <style:style style:name="P1" style:family="paragraph">
      <style:paragraph-properties fo:text-align="center"/>
      <style:text-properties fo:color="#2a6099" loext:opacity="100%" fo:background-color="#ffffff"/>
    </style:style>
    <style:style style:name="P2" style:family="paragraph">
      <style:paragraph-properties fo:text-align="center" style:writing-mode="lr-tb"/>
      <style:text-properties fo:color="#2a6099" loext:opacity="100%" fo:font-size="42pt" fo:background-color="#ffffff" style:font-size-asian="42pt" style:font-size-complex="42pt"/>
    </style:style>
    <style:style style:name="P3" style:family="paragraph">
      <style:paragraph-properties fo:text-align="center"/>
      <style:text-properties fo:background-color="#ffffff"/>
    </style:style>
    <style:style style:name="P4" style:family="paragraph">
      <loext:graphic-properties draw:fill-color="#ffffff"/>
      <style:paragraph-properties fo:text-align="center" style:writing-mode="lr-tb"/>
      <style:text-properties fo:color="#333333" loext:opacity="100%" fo:font-size="24pt" fo:background-color="#ffffff" style:font-size-asian="24pt" style:font-size-complex="2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  <style:text-properties fo:color="#2a6099" loext:opacity="100%" fo:font-size="66pt" style:letter-kerning="true" fo:background-color="transparent" style:font-size-asian="66pt" style:font-size-complex="66pt"/>
    </style:style>
    <style:style style:name="P7" style:family="paragraph">
      <style:paragraph-properties fo:text-align="center" style:writing-mode="lr-tb"/>
      <style:text-properties fo:color="#2a6099" loext:opacity="100%" fo:font-size="66pt" fo:background-color="transparent" style:font-size-asian="66pt" style:font-size-complex="66pt"/>
    </style:style>
    <style:style style:name="P8" style:family="paragraph">
      <style:paragraph-properties fo:margin-left="0cm" fo:margin-right="0cm" fo:margin-top="0cm" fo:margin-bottom="0cm" fo:text-align="center" fo:text-indent="0cm"/>
      <style:text-properties fo:color="#111111" loext:opacity="100%" fo:font-size="66pt" style:letter-kerning="true" fo:background-color="transparent" style:font-size-asian="66pt" style:font-size-complex="66pt" fo:hyphenate="false" loext:hyphenation-no-caps="false"/>
    </style:style>
    <style:style style:name="P9" style:family="paragraph">
      <loext:graphic-properties draw:fill="none" draw:opacity="100%"/>
      <style:paragraph-properties fo:margin-left="0cm" fo:margin-right="0cm" fo:margin-top="0cm" fo:margin-bottom="0cm" fo:text-align="center" fo:text-indent="0cm" style:writing-mode="lr-tb"/>
      <style:text-properties fo:color="#111111" loext:opacity="100%" fo:font-size="66pt" style:letter-kerning="true" fo:background-color="transparent" style:font-size-asian="66pt" style:font-size-complex="66pt" fo:hyphenate="false" loext:hyphenation-no-caps="false"/>
    </style:style>
    <style:style style:name="P10" style:family="paragraph">
      <style:paragraph-properties fo:margin-left="0cm" fo:margin-right="0cm" fo:margin-top="0cm" fo:margin-bottom="0cm" fo:text-align="center" fo:text-indent="0cm"/>
      <style:text-properties fo:color="#111111" loext:opacity="100%" fo:font-size="44pt" style:letter-kerning="true" fo:background-color="transparent" style:font-size-asian="44pt" style:font-size-complex="44pt"/>
    </style:style>
    <style:style style:name="P11" style:family="paragraph">
      <loext:graphic-properties draw:fill="none" draw:opacity="100%"/>
      <style:paragraph-properties fo:margin-left="0cm" fo:margin-right="0cm" fo:margin-top="0cm" fo:margin-bottom="0cm" fo:text-align="center" fo:text-indent="0cm" style:writing-mode="lr-tb"/>
      <style:text-properties fo:color="#111111" loext:opacity="100%" fo:font-size="44pt" style:letter-kerning="true" fo:background-color="transparent" style:font-size-asian="44pt" style:font-size-complex="44pt"/>
    </style:style>
    <style:style style:name="P12" style:family="paragraph">
      <style:paragraph-properties fo:text-align="center"/>
    </style:style>
    <style:style style:name="P13" style:family="paragraph">
      <style:paragraph-properties fo:text-align="center"/>
      <style:text-properties fo:color="#2a6099" loext:opacity="100%" fo:font-size="44pt" style:letter-kerning="true" fo:background-color="transparent" style:font-size-asian="44pt" style:font-size-complex="44pt"/>
    </style:style>
    <style:style style:name="P14" style:family="paragraph">
      <style:paragraph-properties fo:text-align="center" style:writing-mode="lr-tb"/>
      <style:text-properties fo:color="#2a6099" loext:opacity="100%" fo:font-size="44pt" style:letter-kerning="true" fo:background-color="transparent" style:font-size-asian="44pt" style:font-size-complex="44pt"/>
    </style:style>
    <style:style style:name="P15" style:family="paragraph">
      <style:text-properties fo:color="#000000" loext:opacity="100%" style:text-line-through-style="none" style:text-line-through-type="none" fo:letter-spacing="-0.03cm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text-properties fo:color="#111111" loext:opacity="100%"/>
    </style:style>
    <style:style style:name="P18" style:family="paragraph">
      <style:paragraph-properties fo:text-align="center"/>
      <style:text-properties fo:color="#2a6099" loext:opacity="100%" fo:font-size="48pt" style:letter-kerning="true" fo:background-color="#ffffff" style:font-size-asian="48pt" style:font-size-complex="48pt"/>
    </style:style>
    <style:style style:name="P19" style:family="paragraph">
      <style:paragraph-properties fo:text-align="center" style:writing-mode="lr-tb"/>
      <style:text-properties fo:color="#2a6099" loext:opacity="100%" fo:font-size="72pt" style:letter-kerning="true" fo:background-color="#ffffff" style:font-size-asian="72pt" style:font-size-complex="72pt"/>
    </style:style>
    <style:style style:name="T1" style:family="text">
      <style:text-properties fo:color="#2a6099" loext:opacity="100%" fo:font-size="66pt" style:font-size-asian="66pt" style:font-size-complex="66pt"/>
    </style:style>
    <style:style style:name="T2" style:family="text">
      <style:text-properties fo:color="#333333" loext:opacity="100%" fo:font-size="54pt" style:font-size-asian="54pt" style:font-size-complex="54pt"/>
    </style:style>
    <style:style style:name="T3" style:family="text">
      <style:text-properties fo:color="#2a6099" loext:opacity="100%" fo:background-color="transparent"/>
    </style:style>
    <style:style style:name="T4" style:family="text">
      <style:text-properties fo:color="#111111" loext:opacity="100%" fo:font-size="44pt" fo:background-color="transparent" style:font-size-asian="44pt" style:font-size-complex="44pt"/>
    </style:style>
    <style:style style:name="T5" style:family="text">
      <style:text-properties fo:color="#111111" loext:opacity="100%" fo:background-color="transparent"/>
    </style:style>
    <style:style style:name="T6" style:family="text">
      <style:text-properties fo:color="#111111" loext:opacity="100%" fo:font-size="32pt" style:font-size-asian="32pt" style:font-size-complex="32pt"/>
    </style:style>
    <style:style style:name="T7" style:family="text">
      <style:text-properties fo:color="#111111" loext:opacity="100%"/>
    </style:style>
    <style:style style:name="T8" style:family="text">
      <style:text-properties fo:color="#2a6099" loext:opacity="100%" fo:font-size="44pt" style:letter-kerning="true" fo:background-color="transparent" style:font-size-asian="44pt" style:font-size-complex="44pt"/>
    </style:style>
    <style:style style:name="T9" style:family="text">
      <style:text-properties fo:color="#2a6099" loext:opacity="100%" fo:font-size="48pt" style:letter-kerning="true" fo:background-color="transparent" style:font-size-asian="48pt" style:font-size-complex="48pt"/>
    </style:style>
    <style:style style:name="T10" style:family="text">
      <style:text-properties fo:color="#000000" loext:opacity="100%" style:text-line-through-style="none" style:text-line-through-type="none" fo:font-size="32pt" style:font-size-asian="32pt" style:font-size-complex="32pt"/>
    </style:style>
    <style:style style:name="T11" style:family="text">
      <style:text-properties fo:color="#000000" loext:opacity="100%" style:text-line-through-style="none" style:text-line-through-type="none"/>
    </style:style>
    <style:style style:name="T12" style:family="text">
      <style:text-properties fo:color="#000000" loext:opacity="100%" style:text-line-through-style="none" style:text-line-through-type="none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size="48pt" style:font-size-asian="48pt" style:font-size-complex="48pt"/>
    </style:style>
    <style:style style:name="T14" style:family="text">
      <style:text-properties fo:font-size="127.800003051758pt" style:font-size-asian="127.800003051758pt" style:font-size-complex="127.80000305175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2" draw:layer="layout" svg:width="18.415cm" svg:height="8.416cm" svg:x="5.08cm" svg:y="2.54cm" presentation:class="title" presentation:user-transformed="true">
          <draw:text-box>
            <text:p text:style-name="P1"><text:span text:style-name="T1">Freestyle MERN Project </text:span><text:span text:style-name="T1"><text:line-break/></text:span><text:span text:style-name="T1">(sprint 2)</text:span></text:p>
          </draw:text-box>
        </draw:frame>
        <draw:frame presentation:style-name="pr2" draw:text-style-name="P4" draw:layer="layout" svg:width="25.199cm" svg:height="5.619cm" svg:x="1.27cm" svg:y="8.986cm" presentation:class="subtitle" presentation:user-transformed="true">
          <draw:text-box>
            <text:p xml:id="id1" text:id="id1" text:style-name="P3"><text:span text:style-name="T2">Team: CrudeMovieDb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4" draw:text-style-name="P7" draw:layer="layout" svg:width="26.44cm" svg:height="2.605cm" svg:x="0.865cm" svg:y="1.205cm" presentation:class="title" presentation:user-transformed="true">
          <draw:text-box>
            <text:p text:style-name="P6"><text:span text:style-name="T3">Challenges <text:s/>&amp; <text:s/>Solutions</text:span></text:p>
          </draw:text-box>
        </draw:frame>
        <draw:frame presentation:style-name="pr5" draw:text-style-name="P9" draw:layer="layout" svg:width="13.335cm" svg:height="9.549cm" svg:x="0.635cm" svg:y="4.445cm" presentation:class="outline" presentation:user-transformed="true">
          <draw:text-box>
            <text:p xml:id="id2" text:id="id2" text:style-name="P8"><text:span text:style-name="T4">PA Prep + TW </text:span></text:p>
            <text:p xml:id="id3" text:id="id3" text:style-name="P8"><text:span text:style-name="T5"/></text:p>
            <text:p text:style-name="P8"><text:span text:style-name="T4">something</text:span></text:p>
            <text:p text:style-name="P8"><text:span text:style-name="T4"/></text:p>
            <text:p text:style-name="P8"><text:span text:style-name="T4">Something</text:span></text:p>
          </draw:text-box>
        </draw:frame>
        <draw:frame presentation:style-name="pr6" draw:text-style-name="P11" draw:layer="layout" svg:width="11.43cm" svg:height="8.501cm" svg:x="15.875cm" svg:y="4.445cm" presentation:class="outline" presentation:user-transformed="true">
          <draw:text-box>
            <text:p xml:id="id7" text:id="id7" text:style-name="P10"><text:span text:style-name="T6">Realistic Expectations for the sprint 2</text:span></text:p>
            <text:p text:style-name="P10"><text:span text:style-name="T7"/></text:p>
            <text:p xml:id="id8" text:id="id8" text:style-name="P10"><text:span text:style-name="T6">some solution</text:span></text:p>
            <text:p text:style-name="P10"><text:span text:style-name="T7"/></text:p>
            <text:p xml:id="id9" text:id="id9" text:style-name="P10"><text:span text:style-name="T6">some solution</text:span></text:p>
          </draw:text-box>
        </draw:frame>
        <draw:custom-shape draw:style-name="gr2" draw:text-style-name="P12" xml:id="id4" draw:id="id4" draw:layer="layout" svg:width="3.175cm" svg:height="1.905cm" svg:x="12.7cm" svg:y="4.44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12" xml:id="id6" draw:id="id6" draw:layer="layout" svg:width="3.175cm" svg:height="1.905cm" svg:x="12.7cm" svg:y="11.43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3" draw:text-style-name="P12" xml:id="id5" draw:id="id5" draw:layer="layout" svg:width="3.175cm" svg:height="1.905cm" svg:x="12.7cm" svg:y="8.255cm">
          <text:p/>
          <draw:enhanced-geometry draw:mirror-horizontal="false" draw:mirror-vertical="fals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1T0">
        <office:forms form:automatic-focus="false" form:apply-design-mode="false"/>
        <draw:frame presentation:style-name="pr7" draw:text-style-name="P14" draw:layer="layout" svg:width="25cm" svg:height="1.893cm" svg:x="1.5cm" svg:y="0.75cm" presentation:class="title" presentation:user-transformed="true">
          <draw:text-box>
            <text:p text:style-name="P13"><text:span text:style-name="T8">How to properly </text:span><text:span text:style-name="T9">store</text:span><text:span text:style-name="T8"> passwords?</text:span></text:p>
          </draw:text-box>
        </draw:frame>
        <draw:frame presentation:style-name="pr8" draw:text-style-name="P15" draw:layer="layout" svg:width="23.73cm" svg:height="13.873cm" svg:x="2.305cm" svg:y="2.637cm" presentation:class="subtitle" presentation:user-transformed="true">
          <draw:text-box>
            <text:list text:style-name="L1">
              <text:list-item>
                <text:p text:style-name="P15"><text:span text:style-name="T10">Strong and secure hashing algorithm with salt</text:span></text:p>
                <text:p text:style-name="P15"><text:span text:style-name="T11"/></text:p>
              </text:list-item>
              <text:list-item>
                <text:p text:style-name="P15"><text:span text:style-name="T10">Hashing: One way process converts password</text:span></text:p>
                <text:p text:style-name="P15"><text:span text:style-name="T10"><text:s/></text:span><text:span text:style-name="T10">into fixed- length string of characters</text:span></text:p>
                <text:p text:style-name="P15"><text:span text:style-name="T11"/></text:p>
              </text:list-item>
              <text:list-item>
                <text:p text:style-name="P15"><text:span text:style-name="T10">Cannot be reversed into the original</text:span></text:p>
                <text:p text:style-name="P15"><text:span text:style-name="T11"/></text:p>
              </text:list-item>
              <text:list-item>
                <text:p text:style-name="P15"><text:span text:style-name="T10">Salt: random sequence of characters</text:span></text:p>
                <text:p text:style-name="P15"><text:span text:style-name="T11"/></text:p>
              </text:list-item>
              <text:list-item>
                <text:p text:style-name="P15"><text:span text:style-name="T12">Bcrypt</text:span><text:span text:style-name="T10"> : automatically creates salt</text:span></text:p>
                <text:p text:style-name="P15"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1T0">
        <office:forms form:automatic-focus="false" form:apply-design-mode="false"/>
        <draw:frame presentation:style-name="pr9" draw:text-style-name="P14" draw:layer="layout" svg:width="25cm" svg:height="1.737cm" svg:x="1.5cm" svg:y="0.75cm" presentation:class="title" presentation:user-transformed="true">
          <draw:text-box>
            <text:p text:style-name="P13">Hashing vs. Encryption</text:p>
          </draw:text-box>
        </draw:frame>
        <draw:frame presentation:style-name="pr10" draw:text-style-name="P17" draw:layer="layout" svg:width="25cm" svg:height="7.597cm" svg:x="1.67cm" svg:y="4.445cm" presentation:class="subtitle" presentation:user-transformed="true">
          <draw:text-box>
            <text:list text:style-name="L1">
              <text:list-item>
                <text:p text:style-name="P17"><text:span text:style-name="T7">Storing passwords in a reversible algorithm =/= </text:span><text:span text:style-name="T7">recommended =&gt; LESS SECURE</text:span></text:p>
              </text:list-item>
            </text:list>
            <text:p text:style-name="P17"><text:span text:style-name="T7"/></text:p>
            <text:list text:continue-numbering="true" text:style-name="L1">
              <text:list-item>
                <text:p text:style-name="P17"><text:span text:style-name="T7">Decryption = reversable, two-way process</text:span></text:p>
              </text:list-item>
            </text:list>
            <text:p text:style-name="P17"><text:span text:style-name="T7"/></text:p>
            <text:p text:style-name="P17"><text:span text:style-name="T7"/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1T0">
        <office:forms form:automatic-focus="false" form:apply-design-mode="false"/>
        <draw:frame presentation:style-name="pr11" draw:text-style-name="P14" draw:layer="layout" svg:width="25cm" svg:height="1.893cm" svg:x="1.5cm" svg:y="0.75cm" presentation:class="title" presentation:user-transformed="true">
          <draw:text-box>
            <text:p text:style-name="P13"><text:span text:style-name="T13">Code</text:span> Snippet : Hashing</text:p>
          </draw:text-box>
        </draw:frame>
        <draw:frame presentation:style-name="pr10" draw:layer="layout" svg:width="25cm" svg:height="6cm" svg:x="1.5cm" svg:y="7.25cm" presentation:class="subtitle" presentation:placeholder="true">
          <draw:text-box/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12" draw:text-style-name="P14" draw:layer="layout" svg:width="25cm" svg:height="1.893cm" svg:x="1.5cm" svg:y="0.75cm" presentation:class="title" presentation:user-transformed="true">
          <draw:text-box>
            <text:p text:style-name="P13"><text:span text:style-name="T13">Code Snippe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13" draw:text-style-name="P19" draw:layer="layout" svg:width="25cm" svg:height="5.039cm" svg:x="1.67cm" svg:y="5.08cm" presentation:class="title" presentation:user-transformed="true">
          <draw:text-box>
            <text:p text:style-name="P18"><text:span text:style-name="T14">De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1" draw:display-name="Gradient 21" draw:style="linear" draw:start-color="#3465a4" draw:end-color="#383d3c" draw:start-intensity="100%" draw:end-intensity="100%" draw:angle="30deg" draw:border="0%"/>
    <draw:gradient draw:name="Gradient_20_23" draw:display-name="Gradient 23" draw:style="linear" draw:start-color="#383d3c" draw:end-color="#5983b0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Black_20_180_20_Degrees_20_Crossed" draw:display-name="Black 180 Degrees Crossed" draw:style="double" draw:color="#000000" draw:distance="0.102cm" draw:rotation="1800"/>
    <draw:hatch draw:name="Black_20_90_20_Degrees" draw:display-name="Black 90 Degrees" draw:style="single" draw:color="#000000" draw:distance="0.102cm" draw:rotation="900"/>
    <draw:hatch draw:name="Blue_20_45_20_Degrees_20_Crossed" draw:display-name="Blue 45 Degrees Crossed" draw:style="double" draw:color="#2a6099" draw:distance="0.203cm" draw:rotation="450"/>
    <draw:hatch draw:name="Green_20_90_20_Degrees_20_Triple" draw:display-name="Green 90 Degrees Triple" draw:style="triple" draw:color="#00a933" draw:distance="0.203cm" draw:rotation="900"/>
    <draw:fill-image draw:name="_35__20_Percent" draw:display-name="5 Percent" xlink:href="Pictures/10000000000000080000000820A1E16DA75ED138.pn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opacity draw:name="Transparency_20_21" draw:display-name="Transparency 21" draw:style="ellipsoid" draw:cx="50%" draw:cy="85%" draw:start="20%" draw:end="90%" draw:angle="0deg" draw:border="25%"/>
    <draw:opacity draw:name="Transparency_20_23" draw:display-name="Transparency 23" draw:style="axial" draw:start="100%" draw:end="0%" draw:angle="0deg" draw:border="0%"/>
    <draw:opacity draw:name="Transparency_20_51" draw:display-name="Transparency 51" draw:style="linear" draw:start="100%" draw:end="0%" draw:angle="21deg" draw:border="0%"/>
    <draw:opacity draw:name="Transparency_20_52" draw:display-name="Transparency 52" draw:style="linear" draw:start="100%" draw:end="0%" draw:angle="22deg" draw:border="0%"/>
    <draw:opacity draw:name="Transparency_20_53" draw:display-name="Transparency 53" draw:style="linear" draw:start="100%" draw:end="0%" draw:angle="23deg" draw:border="0%"/>
    <draw:opacity draw:name="Transparency_20_54" draw:display-name="Transparency 54" draw:style="linear" draw:start="100%" draw:end="0%" draw:angle="24deg" draw:border="0%"/>
    <draw:opacity draw:name="Transparency_20_55" draw:display-name="Transparency 55" draw:style="linear" draw:start="100%" draw:end="0%" draw:angle="25deg" draw:border="0%"/>
    <draw:opacity draw:name="Transparency_20_56" draw:display-name="Transparency 56" draw:style="linear" draw:start="100%" draw:end="0%" draw:angle="26deg" draw:border="0%"/>
    <draw:opacity draw:name="Transparency_20_57" draw:display-name="Transparency 57" draw:style="linear" draw:start="100%" draw:end="0%" draw:angle="27deg" draw:border="0%"/>
    <draw:opacity draw:name="Transparency_20_58" draw:display-name="Transparency 58" draw:style="linear" draw:start="100%" draw:end="0%" draw:angle="28deg" draw:border="0%"/>
    <draw:opacity draw:name="Transparency_20_59" draw:display-name="Transparency 59" draw:style="linear" draw:start="100%" draw:end="0%" draw:angle="29deg" draw:border="0%"/>
    <draw:opacity draw:name="Transparency_20_60" draw:display-name="Transparency 60" draw:style="linear" draw:start="100%" draw:end="0%" draw:angle="30deg" draw:border="0%"/>
    <draw:opacity draw:name="Transparency_20_61" draw:display-name="Transparency 61" draw:style="linear" draw:start="100%" draw:end="0%" draw:angle="31deg" draw:border="0%"/>
    <draw:opacity draw:name="Transparency_20_62" draw:display-name="Transparency 62" draw:style="linear" draw:start="100%" draw:end="0%" draw:angle="76deg" draw:border="0%"/>
    <draw:opacity draw:name="Transparency_20_63" draw:display-name="Transparency 63" draw:style="linear" draw:start="100%" draw:end="0%" draw:angle="121deg" draw:border="0%"/>
    <draw:opacity draw:name="Transparency_20_64" draw:display-name="Transparency 64" draw:style="linear" draw:start="100%" draw:end="5%" draw:angle="121deg" draw:border="0%"/>
    <draw:opacity draw:name="Transparency_20_65" draw:display-name="Transparency 65" draw:style="linear" draw:start="100%" draw:end="10%" draw:angle="121deg" draw:border="0%"/>
    <draw:opacity draw:name="Transparency_20_66" draw:display-name="Transparency 66" draw:style="linear" draw:start="100%" draw:end="15%" draw:angle="121deg" draw:border="0%"/>
    <draw:opacity draw:name="Transparency_20_67" draw:display-name="Transparency 67" draw:style="linear" draw:start="100%" draw:end="20%" draw:angle="121deg" draw:border="0%"/>
    <draw:opacity draw:name="Transparency_20_68" draw:display-name="Transparency 68" draw:style="linear" draw:start="100%" draw:end="25%" draw:angle="121deg" draw:border="0%"/>
    <draw:opacity draw:name="Transparency_20_69" draw:display-name="Transparency 69" draw:style="linear" draw:start="95%" draw:end="25%" draw:angle="121deg" draw:border="0%"/>
    <draw:opacity draw:name="Transparency_20_70" draw:display-name="Transparency 70" draw:style="linear" draw:start="90%" draw:end="25%" draw:angle="121deg" draw:border="0%"/>
    <draw:opacity draw:name="Transparency_20_71" draw:display-name="Transparency 71" draw:style="linear" draw:start="85%" draw:end="25%" draw:angle="121deg" draw:border="0%"/>
    <draw:opacity draw:name="Transparency_20_72" draw:display-name="Transparency 72" draw:style="rectangular" draw:cx="50%" draw:cy="50%" draw:start="100%" draw:end="0%" draw:angle="0deg" draw:border="0%"/>
    <draw:opacity draw:name="Transparency_20_73" draw:display-name="Transparency 73" draw:style="radial" draw:cx="50%" draw:cy="50%" draw:start="100%" draw:end="0%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svg:stroke-color="#729fcf"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hatch" draw:fill-color="#729fcf" draw:gradient-step-count="0" draw:fill-hatch-name="Black_20_90_20_Degrees" draw:opacity="100%" draw:opacity-name="Transparency_20_23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gradient" draw:fill-color="#e8ecf4" draw:fill-gradient-name="Gradient_20_21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gradient" draw:fill-color="#ffffff" draw:fill-gradient-name="Gradient_20_23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hatch" draw:fill-color="#729fcf" draw:gradient-step-count="0" draw:fill-hatch-name="Black_20_90_20_Degrees" draw:opacity="100%" draw:opacity-name="Transparency_20_23"/>
      <style:paragraph-properties fo:text-align="center"/>
      <style:text-properties style:font-name="Chandas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gradient" draw:fill-gradient-name="Gradient_20_6" draw:gradient-step-count="0"/>
      <style:paragraph-properties fo:text-align="center"/>
    </style:style>
    <style:style style:name="MP14" style:family="paragraph">
      <loext:graphic-properties draw:fill="gradient" draw:fill-color="#e8ecf4" draw:fill-gradient-name="Gradient_20_21" draw:opacity="100%" draw:opacity-name="Transparency_20_21"/>
      <style:paragraph-properties fo:text-align="center"/>
    </style:style>
    <style:style style:name="MP15" style:family="paragraph">
      <style:paragraph-properties fo:text-align="end"/>
    </style:style>
    <style:style style:name="MP16" style:family="paragraph">
      <loext:graphic-properties draw:fill="gradient" draw:fill-color="#ffffff" draw:fill-gradient-name="Gradient_20_23" draw:opacity="100%" draw:opacity-name="Transparency_20_21"/>
      <style:paragraph-properties fo:text-align="center"/>
    </style:style>
    <style:style style:name="MP17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custom-shape presentation:style-name="Mpr14" draw:text-style-name="MP13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4" draw:layer="backgroundobjects" svg:width="28.001cm" svg:height="15.751cm" svg:x="-0.022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5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13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6" draw:layer="backgroundobjects" svg:width="28.001cm" svg:height="15.751cm" svg:x="-0.02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7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5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07T13:21:19.714646150</meta:creation-date>
    <meta:editing-duration>PT10H24M</meta:editing-duration>
    <meta:editing-cycles>8</meta:editing-cycles>
    <meta:generator>LibreOffice/7.3.7.2$Linux_X86_64 LibreOffice_project/30$Build-2</meta:generator>
    <dc:title>Lights</dc:title>
    <dc:date>2023-03-23T09:41:10.752346661</dc:date>
    <meta:document-statistic meta:object-count="109"/>
  </office:meta>
</office:document-meta>
</file>